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text-underline-style="none"/>
    </style:style>
    <style:style style:name="T4" style:family="text">
      <style:text-properties style:text-position="0% 100%"/>
    </style:style>
    <style:style style:name="T5" style:family="text">
      <style:text-properties style:text-position="0% 100%" style:text-underline-style="solid" style:text-underline-width="auto" style:text-underline-color="font-color"/>
    </style:style>
    <style:style style:name="T6" style:family="text">
      <style:text-properties style:text-position="0% 100%" style:text-underline-style="solid" style:text-underline-width="auto" style:text-underline-color="font-color" style:text-overline-style="none" style:text-overline-color="font-color"/>
    </style:style>
    <style:style style:name="T7" style:family="text">
      <style:text-properties style:text-position="0% 100%" style:text-underline-style="none"/>
    </style:style>
    <style:style style:name="T8" style:family="text">
      <style:text-properties style:text-position="0% 100%" style:text-overline-style="solid" style:text-overline-width="auto" style:text-overline-color="font-color"/>
    </style:style>
    <style:style style:name="T9" style:family="text">
      <style:text-properties style:text-position="0% 100%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_1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8, FF 1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A. M. Maki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ne 19</text:p>
      <text:p text:style-name="P5">Month<text:tab/><text:tab/><text:tab/><text:tab/><text:tab/><text:tab/>June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The Amer: Couni/</text:p>
      <text:p text:style-name="P3">Phil<text:span text:style-name="T2">a</text:span><text:span text:style-name="T4"> 141 Ches. St. June 19./</text:span></text:p>
      <text:p text:style-name="P2"><text:span text:style-name="T4">Rev. Mr. Morais./</text:span></text:p>
      <text:p text:style-name="P2"><text:span text:style-name="T4"><text:tab/>I have been /deferred to you for a brief/ description of the </text:span><text:span text:style-name="T6">Third</text:span><text:span text:style-name="T5"> Synagogue</text:span><text:span text:style-name="T7">/ the Institution and the building, a/ view of which, I wish to insert/ in my Series of "Philadelphia Dis-/played," a copy of which I send you/ I should like about twice as much/ as the Odd Fellows Hall makes. <text:s/>Include/ No. of Synagogues in Phil</text:span><text:span text:style-name="T3">a</text:span><text:span text:style-name="T7">. names, &amp;c/ &amp; much oblige A M Makin/</text:span></text:p>
      <text:p text:style-name="P2"><text:span text:style-name="T7"/></text:p>
      <text:p text:style-name="P2"><text:span text:style-name="T7">[Note: The following is written sideways in the left margin.]</text:span></text:p>
      <text:p text:style-name="P2"><text:span text:style-name="T7">If I could have it by 22d inst it would be very acceptable./</text:span></text:p>
      <text:p text:style-name="P2"><text:span text:style-name="T7"/></text:p>
      <text:p text:style-name="P2"><text:span text:style-name="T7">[Page 2]</text:span></text:p>
      <text:p text:style-name="P2"><text:span text:style-name="T7">Rev. Mr. Morais/</text:span></text:p>
      <text:p text:style-name="P2"><text:soft-page-break/><text:span text:style-name="T7"><text:tab/>at Mr. Hynemans/</text:span></text:p>
      <text:p text:style-name="P2"><text:span text:style-name="T7"><text:tab/><text:tab/>adj. Mech. Bank./</text:span></text:p>
      <text:p text:style-name="P2"><text:span text:style-name="T7"><text:tab/><text:tab/><text:tab/>Third St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5T11:07:32.12</meta:creation-date>
    <dc:date>2012-01-25T11:23:08.92</dc:date>
    <dc:creator>Penn Libraries</dc:creator>
    <meta:editing-duration>PT00H00M2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2" meta:word-count="280" meta:character-count="1873"/>
  </office:meta>
</office:document-meta>
</file>